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38b33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4abce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b2ebe" officeooo:paragraph-rsid="001b2ebe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c8590" officeooo:paragraph-rsid="001c8590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dc983" officeooo:paragraph-rsid="001dc983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de492" officeooo:paragraph-rsid="001de492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fbf43" officeooo:paragraph-rsid="001fbf43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216aa8" officeooo:paragraph-rsid="00216aa8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d56a2" officeooo:paragraph-rsid="001c8590" fo:background-color="transparent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d56a2" officeooo:paragraph-rsid="001d56a2" fo:background-color="transparent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dc983" officeooo:paragraph-rsid="001dc983" fo:background-color="transparent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fbf43" officeooo:paragraph-rsid="001de492" fo:background-color="transparent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fbf43" officeooo:paragraph-rsid="001fbf43" fo:background-color="transparent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16aa8" officeooo:paragraph-rsid="00216aa8" fo:background-color="transparent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48818" officeooo:paragraph-rsid="00248818" fo:background-color="transparent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682dd" officeooo:paragraph-rsid="002682dd" fo:background-color="transparent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272f8c" officeooo:paragraph-rsid="00272f8c" fo:background-color="transparent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2949df" officeooo:paragraph-rsid="002949df" fo:background-color="transparent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2949df" officeooo:paragraph-rsid="002ea0d9" fo:background-color="transparent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2ccf83" officeooo:paragraph-rsid="002ccf83" fo:background-color="transparent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2ccf83" officeooo:paragraph-rsid="002ea0d9" fo:background-color="transparent" style:font-size-asian="14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2ae6cf" officeooo:paragraph-rsid="002ea0d9" fo:background-color="transparent" style:font-size-asian="14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officeooo:rsid="0031b152" officeooo:paragraph-rsid="0031b152" fo:background-color="transparent" style:font-size-asian="14pt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33711a" officeooo:paragraph-rsid="0033711a" fo:background-color="transparent" style:font-size-asian="14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35082e" officeooo:paragraph-rsid="0035082e" fo:background-color="transparent" style:font-size-asian="14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359e6c" officeooo:paragraph-rsid="00359e6c" fo:background-color="transparent" style:font-size-asian="14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361ce3" officeooo:paragraph-rsid="00361ce3" fo:background-color="transparent" style:font-size-asian="14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38e91b" officeooo:paragraph-rsid="0038e91b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39bd4b" officeooo:paragraph-rsid="0039bd4b" fo:background-color="transparent" style:font-size-asian="14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3ad426" officeooo:paragraph-rsid="003ad426" fo:background-color="transparent" style:font-size-asian="14pt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normal" officeooo:rsid="003b122a" officeooo:paragraph-rsid="003b122a" fo:background-color="transparent" style:font-size-asian="14pt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3b1e0b" officeooo:paragraph-rsid="003b1e0b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3b1e0b" officeooo:paragraph-rsid="003ccd0c" fo:background-color="transparent" style:font-size-asian="14pt" style:font-weight-asian="normal" style:font-size-complex="16pt" style:font-weight-complex="normal"/>
    </style:style>
    <style:style style:name="P36" style:family="paragraph" style:parent-style-name="Standard">
      <style:text-properties fo:font-size="16pt" fo:font-weight="normal" officeooo:rsid="003b5bec" officeooo:paragraph-rsid="003b5bec" fo:background-color="transparent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fo:font-weight="normal" officeooo:rsid="003ca72b" officeooo:paragraph-rsid="003ca72b" fo:background-color="transparent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6pt" fo:font-weight="normal" officeooo:rsid="003ccd0c" officeooo:paragraph-rsid="003ccd0c" fo:background-color="transparent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fo:font-weight="bold" officeooo:rsid="0011ce4a" officeooo:paragraph-rsid="00138b33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aebd" officeooo:paragraph-rsid="0014abce" fo:background-color="transparent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efdb" officeooo:paragraph-rsid="0017efdb" fo:background-color="transparent" style:font-size-asian="14pt" style:font-weight-asian="normal" style:font-size-complex="16pt" style:font-weight-complex="normal"/>
    </style:style>
    <style:style style:name="P42" style:family="paragraph" style:parent-style-name="Standard">
      <style:text-properties fo:font-size="16pt" fo:font-style="normal" style:text-underline-style="none" fo:font-weight="normal" officeooo:rsid="0027de76" officeooo:paragraph-rsid="0027de7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text-properties fo:font-size="16pt" fo:font-style="normal" style:text-underline-style="none" fo:font-weight="normal" officeooo:rsid="0028c1b6" officeooo:paragraph-rsid="0028c1b6" fo:background-color="transparent" style:font-size-asian="14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27de76" officeooo:paragraph-rsid="00272f8c" fo:background-color="transparent" style:font-size-asian="14pt" style:font-style-asian="italic" style:font-weight-asian="normal" style:font-size-complex="16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138b33"/>
    </style:style>
    <style:style style:name="P46" style:family="paragraph" style:parent-style-name="Standard">
      <style:paragraph-properties fo:text-align="start" style:justify-single-word="false"/>
      <style:text-properties officeooo:rsid="00138b33" officeooo:paragraph-rsid="00138b33"/>
    </style:style>
    <style:style style:name="P47" style:family="paragraph" style:parent-style-name="Standard">
      <style:text-properties fo:font-size="16pt" fo:font-weight="bold" officeooo:rsid="00361ce3" officeooo:paragraph-rsid="00361ce3" fo:background-color="transparent" style:font-size-asian="14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normal" officeooo:rsid="003b1e0b" officeooo:paragraph-rsid="003b122a" fo:background-color="#ffff00" style:font-size-asian="14pt" style:font-weight-asian="normal" style:font-size-complex="16pt" style:font-weight-complex="normal"/>
    </style:style>
    <style:style style:name="P49" style:family="paragraph" style:parent-style-name="Standard">
      <style:text-properties fo:font-size="16pt" fo:font-weight="normal" officeooo:rsid="003da5af" officeooo:paragraph-rsid="003da5af" fo:background-color="transparent" style:font-size-asian="14pt" style:font-weight-asian="normal" style:font-size-complex="16pt" style:font-weight-complex="normal"/>
    </style:style>
    <style:style style:name="P50" style:family="paragraph" style:parent-style-name="Standard">
      <style:text-properties fo:font-size="16pt" fo:font-weight="normal" officeooo:rsid="00418d1a" officeooo:paragraph-rsid="00418d1a" fo:background-color="transparent" style:font-size-asian="14pt" style:font-weight-asian="normal" style:font-size-complex="16pt" style:font-weight-complex="normal"/>
    </style:style>
    <style:style style:name="P51" style:family="paragraph" style:parent-style-name="Standard">
      <style:text-properties fo:font-size="16pt" fo:font-weight="normal" officeooo:rsid="00422078" officeooo:paragraph-rsid="00422078" fo:background-color="transparent" style:font-size-asian="14pt" style:font-weight-asian="normal" style:font-size-complex="16pt" style:font-weight-complex="normal"/>
    </style:style>
    <style:style style:name="P52" style:family="paragraph" style:parent-style-name="Standard">
      <style:text-properties fo:font-size="16pt" fo:font-weight="normal" officeooo:rsid="00422d44" officeooo:paragraph-rsid="00422078" fo:background-color="transparent" style:font-size-asian="14pt" style:font-weight-asian="normal" style:font-size-complex="16pt" style:font-weight-complex="normal"/>
    </style:style>
    <style:style style:name="P53" style:family="paragraph" style:parent-style-name="Standard">
      <style:text-properties fo:font-size="16pt" fo:font-weight="normal" officeooo:rsid="00422d44" officeooo:paragraph-rsid="00422d44" fo:background-color="transparent" style:font-size-asian="14pt" style:font-weight-asian="normal" style:font-size-complex="16pt" style:font-weight-complex="normal"/>
    </style:style>
    <style:style style:name="P54" style:family="paragraph" style:parent-style-name="Standard">
      <style:text-properties fo:font-size="16pt" fo:font-weight="normal" officeooo:rsid="0042f230" officeooo:paragraph-rsid="0042f230" fo:background-color="transparent" style:font-size-asian="14pt" style:font-weight-asian="normal" style:font-size-complex="16pt" style:font-weight-complex="normal"/>
    </style:style>
    <style:style style:name="P55" style:family="paragraph" style:parent-style-name="Standard">
      <style:text-properties fo:font-size="16pt" fo:font-weight="normal" officeooo:rsid="0042f230" officeooo:paragraph-rsid="0045955d" fo:background-color="transparent" style:font-size-asian="14pt" style:font-weight-asian="normal" style:font-size-complex="16pt" style:font-weight-complex="normal"/>
    </style:style>
    <style:style style:name="P56" style:family="paragraph" style:parent-style-name="Standard">
      <style:text-properties fo:font-size="16pt" fo:font-weight="normal" officeooo:rsid="0044cd8c" officeooo:paragraph-rsid="0044cd8c" fo:background-color="transparent" style:font-size-asian="14pt" style:font-weight-asian="normal" style:font-size-complex="16pt" style:font-weight-complex="normal"/>
    </style:style>
    <style:style style:name="P57" style:family="paragraph" style:parent-style-name="Standard">
      <style:text-properties fo:font-size="16pt" fo:font-weight="normal" officeooo:rsid="00456339" officeooo:paragraph-rsid="00456339" fo:background-color="transparent" style:font-size-asian="14pt" style:font-weight-asian="normal" style:font-size-complex="16pt" style:font-weight-complex="normal"/>
    </style:style>
    <style:style style:name="P58" style:family="paragraph" style:parent-style-name="Standard">
      <style:text-properties fo:font-size="16pt" fo:font-weight="normal" officeooo:rsid="0045955d" officeooo:paragraph-rsid="0045955d" fo:background-color="transparent" style:font-size-asian="14pt" style:font-weight-asian="normal" style:font-size-complex="16pt" style:font-weight-complex="normal"/>
    </style:style>
    <style:style style:name="T1" style:family="text">
      <style:text-properties fo:font-size="16pt" fo:font-weight="bold" officeooo:rsid="00138b33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4abce" style:font-size-asian="14pt" style:font-weight-asian="bold" style:font-size-complex="16pt" style:font-weight-complex="bold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38b33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4abce" style:font-size-asian="14pt" style:font-weight-asian="normal" style:font-size-complex="16pt" style:font-weight-complex="normal"/>
    </style:style>
    <style:style style:name="T6" style:family="text">
      <style:text-properties fo:font-size="16pt" fo:font-style="italic" style:text-underline-style="solid" style:text-underline-width="auto" style:text-underline-color="font-color" fo:font-weight="normal" officeooo:rsid="00138b33" style:font-size-asian="14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6pt" fo:font-style="italic" style:text-underline-style="solid" style:text-underline-width="auto" style:text-underline-color="font-color" fo:font-weight="normal" officeooo:rsid="00138b33" fo:background-color="#ffff00" loext:char-shading-value="0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fo:font-weight="bold" officeooo:rsid="0011ce4a" fo:background-color="#ffff00" loext:char-shading-value="0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2bdeb" fo:background-color="#ffff00" loext:char-shading-value="0" style:font-size-asian="18pt" style:font-weight-asian="bold" style:font-size-complex="18pt" style:font-weight-complex="bold"/>
    </style:style>
    <style:style style:name="T10" style:family="text">
      <style:text-properties officeooo:rsid="0015aeb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aebd" style:font-weight-asian="bold" style:font-weight-complex="bold"/>
    </style:style>
    <style:style style:name="T13" style:family="text">
      <style:text-properties fo:font-weight="bold" officeooo:rsid="0027de76" style:font-weight-asian="bold" style:font-weight-complex="bold"/>
    </style:style>
    <style:style style:name="T14" style:family="text">
      <style:text-properties fo:font-weight="bold" officeooo:rsid="002ae6cf" style:font-weight-asian="bold" style:font-weight-complex="bold"/>
    </style:style>
    <style:style style:name="T15" style:family="text">
      <style:text-properties fo:font-weight="bold" officeooo:rsid="00361ce3" style:font-weight-asian="bold" style:font-weight-complex="bold"/>
    </style:style>
    <style:style style:name="T16" style:family="text">
      <style:text-properties fo:font-weight="bold" officeooo:rsid="0039bd4b" style:font-weight-asian="bold" style:font-weight-complex="bold"/>
    </style:style>
    <style:style style:name="T17" style:family="text">
      <style:text-properties fo:font-weight="bold" officeooo:rsid="003b1e0b" style:font-weight-asian="bold" style:font-weight-complex="bold"/>
    </style:style>
    <style:style style:name="T18" style:family="text">
      <style:text-properties fo:font-weight="bold" officeooo:rsid="003ccd0c" style:font-weight-asian="bold" style:font-weight-complex="bold"/>
    </style:style>
    <style:style style:name="T19" style:family="text">
      <style:text-properties fo:font-weight="bold" officeooo:rsid="003da5af" style:font-weight-asian="bold" style:font-weight-complex="bold"/>
    </style:style>
    <style:style style:name="T20" style:family="text">
      <style:text-properties fo:font-weight="bold" officeooo:rsid="00404edb" style:font-weight-asian="bold" style:font-weight-complex="bold"/>
    </style:style>
    <style:style style:name="T21" style:family="text">
      <style:text-properties fo:font-weight="bold" officeooo:rsid="00422d44" style:font-weight-asian="bold" style:font-weight-complex="bold"/>
    </style:style>
    <style:style style:name="T22" style:family="text">
      <style:text-properties fo:font-weight="bold" officeooo:rsid="00437d16" style:font-weight-asian="bold" style:font-weight-complex="bold"/>
    </style:style>
    <style:style style:name="T23" style:family="text">
      <style:text-properties fo:font-weight="bold" officeooo:rsid="0044196f" style:font-weight-asian="bold" style:font-weight-complex="bold"/>
    </style:style>
    <style:style style:name="T24" style:family="text">
      <style:text-properties fo:font-weight="bold" officeooo:rsid="0045955d" style:font-weight-asian="bold" style:font-weight-complex="bold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fo:font-weight="bold" fo:background-color="#ffff00" loext:char-shading-value="0" style:font-weight-asian="bold" style:font-weight-complex="bold"/>
    </style:style>
    <style:style style:name="T27" style:family="text">
      <style:text-properties fo:font-weight="bold" officeooo:rsid="0033eb29" fo:background-color="#ffff00" loext:char-shading-value="0" style:font-weight-asian="bold" style:font-weight-complex="bold"/>
    </style:style>
    <style:style style:name="T28" style:family="text">
      <style:text-properties fo:font-weight="bold" officeooo:rsid="0035082e" fo:background-color="#ffff00" loext:char-shading-value="0" style:font-weight-asian="bold" style:font-weight-complex="bold"/>
    </style:style>
    <style:style style:name="T29" style:family="text">
      <style:text-properties fo:font-weight="bold" officeooo:rsid="00359e6c" fo:background-color="#ffff00" loext:char-shading-value="0" style:font-weight-asian="bold" style:font-weight-complex="bold"/>
    </style:style>
    <style:style style:name="T30" style:family="text">
      <style:text-properties fo:font-weight="bold" officeooo:rsid="0037041d" fo:background-color="#ffff00" loext:char-shading-value="0" style:font-weight-asian="bold" style:font-weight-complex="bold"/>
    </style:style>
    <style:style style:name="T31" style:family="text">
      <style:text-properties fo:font-weight="bold" officeooo:rsid="003ccd0c" fo:background-color="#ffff00" loext:char-shading-value="0" style:font-weight-asian="bold" style:font-weight-complex="bold"/>
    </style:style>
    <style:style style:name="T32" style:family="text">
      <style:text-properties fo:font-weight="bold" officeooo:rsid="003da5af" fo:background-color="#ffff00" loext:char-shading-value="0" style:font-weight-asian="bold" style:font-weight-complex="bold"/>
    </style:style>
    <style:style style:name="T33" style:family="text">
      <style:text-properties fo:font-weight="bold" fo:background-color="#ffff00" loext:char-shading-value="0" style:font-weight-asian="bold" style:font-weight-complex="bold"/>
    </style:style>
    <style:style style:name="T34" style:family="text">
      <style:text-properties fo:font-weight="bold" officeooo:rsid="00437d16" fo:background-color="#ffff00" loext:char-shading-value="0" style:font-weight-asian="bold" style:font-weight-complex="bold"/>
    </style:style>
    <style:style style:name="T35" style:family="text">
      <style:text-properties fo:font-weight="bold" officeooo:rsid="0044196f" fo:background-color="#ffff00" loext:char-shading-value="0" style:font-weight-asian="bold" style:font-weight-complex="bold"/>
    </style:style>
    <style:style style:name="T36" style:family="text">
      <style:text-properties fo:font-weight="bold" officeooo:rsid="0045955d" fo:background-color="#ffff00" loext:char-shading-value="0" style:font-weight-asian="bold" style:font-weight-complex="bold"/>
    </style:style>
    <style:style style:name="T37" style:family="text">
      <style:text-properties fo:font-weight="bold" officeooo:rsid="0045955d" fo:background-color="#ffff00" loext:char-shading-value="0" style:font-weight-asian="bold" style:font-weight-complex="bold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1d56a2" fo:background-color="#ffff00" loext:char-shading-value="0"/>
    </style:style>
    <style:style style:name="T40" style:family="text">
      <style:text-properties officeooo:rsid="00248818" fo:background-color="#ffff00" loext:char-shading-value="0"/>
    </style:style>
    <style:style style:name="T41" style:family="text">
      <style:text-properties officeooo:rsid="00272f8c" fo:background-color="#ffff00" loext:char-shading-value="0"/>
    </style:style>
    <style:style style:name="T42" style:family="text">
      <style:text-properties officeooo:rsid="0027de76" fo:background-color="#ffff00" loext:char-shading-value="0"/>
    </style:style>
    <style:style style:name="T43" style:family="text">
      <style:text-properties officeooo:rsid="0028c1b6" fo:background-color="#ffff00" loext:char-shading-value="0"/>
    </style:style>
    <style:style style:name="T44" style:family="text">
      <style:text-properties officeooo:rsid="00290d55" fo:background-color="#ffff00" loext:char-shading-value="0"/>
    </style:style>
    <style:style style:name="T45" style:family="text">
      <style:text-properties officeooo:rsid="002ae6cf" fo:background-color="#ffff00" loext:char-shading-value="0"/>
    </style:style>
    <style:style style:name="T46" style:family="text">
      <style:text-properties officeooo:rsid="002ea0d9" fo:background-color="#ffff00" loext:char-shading-value="0"/>
    </style:style>
    <style:style style:name="T47" style:family="text">
      <style:text-properties officeooo:rsid="0037041d" fo:background-color="#ffff00" loext:char-shading-value="0"/>
    </style:style>
    <style:style style:name="T48" style:family="text">
      <style:text-properties officeooo:rsid="003ad426" fo:background-color="#ffff00" loext:char-shading-value="0"/>
    </style:style>
    <style:style style:name="T49" style:family="text">
      <style:text-properties officeooo:rsid="003b1e0b" fo:background-color="#ffff00" loext:char-shading-value="0"/>
    </style:style>
    <style:style style:name="T50" style:family="text">
      <style:text-properties officeooo:rsid="003ccd0c" fo:background-color="#ffff00" loext:char-shading-value="0"/>
    </style:style>
    <style:style style:name="T51" style:family="text">
      <style:text-properties officeooo:rsid="003da5af" fo:background-color="#ffff00" loext:char-shading-value="0"/>
    </style:style>
    <style:style style:name="T52" style:family="text">
      <style:text-properties officeooo:rsid="00404edb" fo:background-color="#ffff00" loext:char-shading-value="0"/>
    </style:style>
    <style:style style:name="T53" style:family="text">
      <style:text-properties fo:background-color="#ffff00" loext:char-shading-value="0"/>
    </style:style>
    <style:style style:name="T54" style:family="text">
      <style:text-properties officeooo:rsid="00418d1a" fo:background-color="#ffff00" loext:char-shading-value="0"/>
    </style:style>
    <style:style style:name="T55" style:family="text">
      <style:text-properties officeooo:rsid="00422d44" fo:background-color="#ffff00" loext:char-shading-value="0"/>
    </style:style>
    <style:style style:name="T56" style:family="text">
      <style:text-properties officeooo:rsid="00437d16" fo:background-color="#ffff00" loext:char-shading-value="0"/>
    </style:style>
    <style:style style:name="T57" style:family="text">
      <style:text-properties officeooo:rsid="0044196f" fo:background-color="#ffff00" loext:char-shading-value="0"/>
    </style:style>
    <style:style style:name="T58" style:family="text">
      <style:text-properties officeooo:rsid="0044cd8c" fo:background-color="#ffff00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15aebd" fo:background-color="#ffff00" loext:char-shading-value="0"/>
    </style:style>
    <style:style style:name="T61" style:family="text">
      <style:text-properties style:text-underline-style="solid" style:text-underline-width="auto" style:text-underline-color="font-color" officeooo:rsid="00290d55" fo:background-color="#ffff00" loext:char-shading-value="0"/>
    </style:style>
    <style:style style:name="T62" style:family="text">
      <style:text-properties style:text-underline-style="solid" style:text-underline-width="auto" style:text-underline-color="font-color" officeooo:rsid="002ea0d9" fo:background-color="#ffff00" loext:char-shading-value="0"/>
    </style:style>
    <style:style style:name="T63" style:family="text">
      <style:text-properties style:text-underline-style="solid" style:text-underline-width="auto" style:text-underline-color="font-color" officeooo:rsid="0033eb29" fo:background-color="#ffff00" loext:char-shading-value="0"/>
    </style:style>
    <style:style style:name="T64" style:family="text">
      <style:text-properties style:text-underline-style="solid" style:text-underline-width="auto" style:text-underline-color="font-color" officeooo:rsid="0039bd4b" fo:background-color="#ffff00" loext:char-shading-value="0"/>
    </style:style>
    <style:style style:name="T65" style:family="text">
      <style:text-properties style:text-underline-style="solid" style:text-underline-width="auto" style:text-underline-color="font-color" officeooo:rsid="003da5af" fo:background-color="#ffff00" loext:char-shading-value="0"/>
    </style:style>
    <style:style style:name="T66" style:family="text">
      <style:text-properties style:text-underline-style="solid" style:text-underline-width="auto" style:text-underline-color="font-color" fo:background-color="#ffff00" loext:char-shading-value="0"/>
    </style:style>
    <style:style style:name="T67" style:family="text">
      <style:text-properties style:text-underline-style="solid" style:text-underline-width="auto" style:text-underline-color="font-color" officeooo:rsid="00437d16" fo:background-color="#ffff00" loext:char-shading-value="0"/>
    </style:style>
    <style:style style:name="T68" style:family="text">
      <style:text-properties style:text-underline-style="solid" style:text-underline-width="auto" style:text-underline-color="font-color" fo:background-color="transparent" loext:char-shading-value="0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2ae6cf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2ea0d9" style:font-weight-asian="bold" style:font-weight-complex="bold"/>
    </style:style>
    <style:style style:name="T72" style:family="text">
      <style:text-properties style:text-underline-style="solid" style:text-underline-width="auto" style:text-underline-color="font-color" fo:font-weight="bold" officeooo:rsid="003ccd0c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bold" officeooo:rsid="0044196f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officeooo:rsid="003ccd0c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officeooo:rsid="0015aebd" fo:background-color="transparent" loext:char-shading-value="0"/>
    </style:style>
    <style:style style:name="T79" style:family="text">
      <style:text-properties style:text-underline-style="none" officeooo:rsid="0015aebd" fo:background-color="#ffff00" loext:char-shading-value="0"/>
    </style:style>
    <style:style style:name="T80" style:family="text">
      <style:text-properties officeooo:rsid="001933bf"/>
    </style:style>
    <style:style style:name="T81" style:family="text">
      <style:text-properties officeooo:rsid="001a9bcd"/>
    </style:style>
    <style:style style:name="T82" style:family="text">
      <style:text-properties officeooo:rsid="001b2ebe"/>
    </style:style>
    <style:style style:name="T83" style:family="text">
      <style:text-properties officeooo:rsid="001c8590"/>
    </style:style>
    <style:style style:name="T84" style:family="text">
      <style:text-properties officeooo:rsid="001d56a2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1d56a2" fo:background-color="transparent" loext:char-shading-value="0"/>
    </style:style>
    <style:style style:name="T87" style:family="text">
      <style:text-properties officeooo:rsid="001fbf43" fo:background-color="transparent" loext:char-shading-value="0"/>
    </style:style>
    <style:style style:name="T88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8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0" style:family="text">
      <style:text-properties fo:font-style="italic" style:text-underline-style="solid" style:text-underline-width="auto" style:text-underline-color="font-color" officeooo:rsid="00248818" style:font-style-asian="italic" style:font-style-complex="italic"/>
    </style:style>
    <style:style style:name="T91" style:family="text">
      <style:text-properties fo:font-style="italic" style:text-underline-style="solid" style:text-underline-width="auto" style:text-underline-color="font-color" officeooo:rsid="0027de76" style:font-style-asian="italic" style:font-style-complex="italic"/>
    </style:style>
    <style:style style:name="T92" style:family="text">
      <style:text-properties fo:font-style="italic" style:text-underline-style="solid" style:text-underline-width="auto" style:text-underline-color="font-color" officeooo:rsid="0028c1b6" style:font-style-asian="italic" style:font-style-complex="italic"/>
    </style:style>
    <style:style style:name="T93" style:family="text">
      <style:text-properties fo:font-style="italic" style:text-underline-style="solid" style:text-underline-width="auto" style:text-underline-color="font-color" officeooo:rsid="003b122a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officeooo:rsid="00456339" style:font-style-asian="italic" style:font-style-complex="italic"/>
    </style:style>
    <style:style style:name="T9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6" style:family="text">
      <style:text-properties fo:font-style="italic" style:text-underline-style="solid" style:text-underline-width="auto" style:text-underline-color="font-color" fo:font-weight="bold" officeooo:rsid="0044196f" fo:background-color="#ffff00" loext:char-shading-value="0" style:font-style-asian="italic" style:font-weight-asian="bold" style:font-style-complex="italic" style:font-weight-complex="bold"/>
    </style:style>
    <style:style style:name="T97" style:family="text">
      <style:text-properties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  <style:style style:name="T98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99" style:family="text">
      <style:text-properties fo:font-style="italic" style:text-underline-style="solid" style:text-underline-width="auto" style:text-underline-color="font-color" officeooo:rsid="0033711a" fo:background-color="#ffff00" loext:char-shading-value="0" style:font-style-asian="italic" style:font-style-complex="italic"/>
    </style:style>
    <style:style style:name="T100" style:family="text">
      <style:text-properties fo:font-style="italic" style:text-underline-style="solid" style:text-underline-width="auto" style:text-underline-color="font-color" officeooo:rsid="0037041d" fo:background-color="#ffff00" loext:char-shading-value="0" style:font-style-asian="italic" style:font-style-complex="italic"/>
    </style:style>
    <style:style style:name="T101" style:family="text">
      <style:text-properties fo:font-style="italic" style:text-underline-style="solid" style:text-underline-width="auto" style:text-underline-color="font-color" officeooo:rsid="003da5af" fo:background-color="#ffff00" loext:char-shading-value="0" style:font-style-asian="italic" style:font-style-complex="italic"/>
    </style:style>
    <style:style style:name="T102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103" style:family="text">
      <style:text-properties fo:font-style="italic" style:text-underline-style="solid" style:text-underline-width="auto" style:text-underline-color="font-color" officeooo:rsid="0042f230" fo:background-color="#ffff00" loext:char-shading-value="0" style:font-style-asian="italic" style:font-style-complex="italic"/>
    </style:style>
    <style:style style:name="T104" style:family="text">
      <style:text-properties fo:font-style="italic" style:text-underline-style="solid" style:text-underline-width="auto" style:text-underline-color="font-color" officeooo:rsid="0044196f" fo:background-color="#ffff00" loext:char-shading-value="0" style:font-style-asian="italic" style:font-style-complex="italic"/>
    </style:style>
    <style:style style:name="T105" style:family="text">
      <style:text-properties fo:font-style="italic" officeooo:rsid="00248818" fo:background-color="#ffff00" loext:char-shading-value="0" style:font-style-asian="italic" style:font-style-complex="italic"/>
    </style:style>
    <style:style style:name="T106" style:family="text">
      <style:text-properties officeooo:rsid="00248818"/>
    </style:style>
    <style:style style:name="T107" style:family="text">
      <style:text-properties officeooo:rsid="002682dd"/>
    </style:style>
    <style:style style:name="T108" style:family="text">
      <style:text-properties officeooo:rsid="00272f8c"/>
    </style:style>
    <style:style style:name="T109" style:family="text">
      <style:text-properties officeooo:rsid="0027de76"/>
    </style:style>
    <style:style style:name="T110" style:family="text">
      <style:text-properties fo:font-style="normal" officeooo:rsid="0027de76" fo:background-color="#ffff00" loext:char-shading-value="0" style:font-style-asian="normal" style:font-style-complex="normal"/>
    </style:style>
    <style:style style:name="T111" style:family="text">
      <style:text-properties fo:font-style="normal" style:text-underline-style="solid" style:text-underline-width="auto" style:text-underline-color="font-color" fo:background-color="#ffff00" loext:char-shading-value="0" style:font-style-asian="normal" style:font-style-complex="normal"/>
    </style:style>
    <style:style style:name="T112" style:family="text">
      <style:text-properties officeooo:rsid="0028c1b6"/>
    </style:style>
    <style:style style:name="T113" style:family="text">
      <style:text-properties officeooo:rsid="00290d55"/>
    </style:style>
    <style:style style:name="T114" style:family="text">
      <style:text-properties officeooo:rsid="002ae6cf"/>
    </style:style>
    <style:style style:name="T115" style:family="text">
      <style:text-properties officeooo:rsid="002ea0d9"/>
    </style:style>
    <style:style style:name="T116" style:family="text">
      <style:text-properties officeooo:rsid="0033711a"/>
    </style:style>
    <style:style style:name="T117" style:family="text">
      <style:text-properties officeooo:rsid="0033eb29"/>
    </style:style>
    <style:style style:name="T118" style:family="text">
      <style:text-properties officeooo:rsid="0035082e"/>
    </style:style>
    <style:style style:name="T119" style:family="text">
      <style:text-properties officeooo:rsid="00359e6c"/>
    </style:style>
    <style:style style:name="T120" style:family="text">
      <style:text-properties officeooo:rsid="00361ce3"/>
    </style:style>
    <style:style style:name="T121" style:family="text">
      <style:text-properties officeooo:rsid="0037041d"/>
    </style:style>
    <style:style style:name="T122" style:family="text">
      <style:text-properties officeooo:rsid="0039bd4b"/>
    </style:style>
    <style:style style:name="T123" style:family="text">
      <style:text-properties officeooo:rsid="003ad426"/>
    </style:style>
    <style:style style:name="T124" style:family="text">
      <style:text-properties officeooo:rsid="003b122a"/>
    </style:style>
    <style:style style:name="T125" style:family="text">
      <style:text-properties officeooo:rsid="003b1e0b"/>
    </style:style>
    <style:style style:name="T126" style:family="text">
      <style:text-properties officeooo:rsid="003ca72b"/>
    </style:style>
    <style:style style:name="T127" style:family="text">
      <style:text-properties officeooo:rsid="003ccd0c"/>
    </style:style>
    <style:style style:name="T128" style:family="text">
      <style:text-properties officeooo:rsid="003da5af"/>
    </style:style>
    <style:style style:name="T129" style:family="text">
      <style:text-properties officeooo:rsid="00404edb"/>
    </style:style>
    <style:style style:name="T130" style:family="text">
      <style:text-properties officeooo:rsid="00418d1a"/>
    </style:style>
    <style:style style:name="T131" style:family="text">
      <style:text-properties officeooo:rsid="00422d44"/>
    </style:style>
    <style:style style:name="T132" style:family="text">
      <style:text-properties officeooo:rsid="0042f230"/>
    </style:style>
    <style:style style:name="T133" style:family="text">
      <style:text-properties officeooo:rsid="00437d16"/>
    </style:style>
    <style:style style:name="T134" style:family="text">
      <style:text-properties officeooo:rsid="0044196f"/>
    </style:style>
    <style:style style:name="T135" style:family="text">
      <style:text-properties officeooo:rsid="0044196f"/>
    </style:style>
    <style:style style:name="T136" style:family="text">
      <style:text-properties officeooo:rsid="0044cd8c"/>
    </style:style>
    <style:style style:name="T137" style:family="text">
      <style:text-properties officeooo:rsid="00456339"/>
    </style:style>
    <style:style style:name="T138" style:family="text">
      <style:text-properties officeooo:rsid="004595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8">JavaScript Terms </text:span><text:span text:style-name="T9">And Tips</text:span></text:p>
      <text:p text:style-name="P39"/>
      <text:p text:style-name="P39"/>
      <text:p text:style-name="P45"><text:span text:style-name="T4">1. </text:span><text:span text:style-name="T1">Const</text:span><text:span text:style-name="T4">: <text:s/></text:span><text:span text:style-name="T6">Capital-named constants</text:span><text:span text:style-name="T4"> are only used as </text:span><text:span text:style-name="T7">aliases</text:span><text:span text:style-name="T4"> for ‘hard-<text:tab/><text:tab/><text:tab/>coded’ values.</text:span></text:p>
      <text:p text:style-name="P2"><text:tab/> <text:s text:c="7"/>Const can’t be re-assigned.</text:p>
      <text:p text:style-name="P45"><text:span text:style-name="T4"><text:tab/> <text:s text:c="7"/>Const </text:span><text:span text:style-name="T6">must be intialized</text:span><text:span text:style-name="T4"> with some value else will give error.</text:span></text:p>
      <text:p text:style-name="P2"/>
      <text:p text:style-name="P46"><text:span text:style-name="T3">2. </text:span><text:span text:style-name="T2">Special Numeric Values</text:span><text:span text:style-name="T5">: Infinity, -Infinity and NaN.</text:span></text:p>
      <text:p text:style-name="P3"/>
      <text:p text:style-name="P4">3. <text:span text:style-name="T12">Error in JS</text:span><text:span text:style-name="T10"> : If you do, </text:span><text:span text:style-name="T60">typeof null</text:span><text:span text:style-name="T78">, in js. It will give ‘</text:span><text:span text:style-name="T79">object</text:span><text:span text:style-name="T78">’.</text:span></text:p>
      <text:p text:style-name="P40"><text:tab/><text:tab/><text:tab/>That’s an offically error in typeof behaviour, coming from</text:p>
      <text:p text:style-name="P40"><text:tab/><text:tab/><text:tab/>the early days of Js.</text:p>
      <text:p text:style-name="P40"/>
      <text:p text:style-name="P41">4. <text:span text:style-name="T11">Explicit Conversions</text:span>: Number( value ), <text:s/>String( value ), <text:tab/><text:tab/><text:tab/><text:tab/><text:tab/><text:tab/><text:tab/> <text:s text:c="4"/><text:span text:style-name="T80">Boolean( value ), </text:span><text:span text:style-name="T82">+ ( unary plus)</text:span></text:p>
      <text:p text:style-name="P1"/>
      <text:p text:style-name="P1"><text:tab/><text:tab/><text:tab/><text:tab/><text:span text:style-name="T81">Ex: console.log(Number (‘-0’) ) <text:s/>===&gt; 0</text:span></text:p>
      <text:p text:style-name="P1"><text:tab/><text:tab/><text:tab/><text:tab/><text:span text:style-name="T82">Ex: console.log( +‘123’ ) <text:tab/><text:tab/>===&gt; 123</text:span></text:p>
      <text:p text:style-name="P1"><text:tab/><text:tab/><text:tab/><text:tab/><text:span text:style-name="T82">Ex: console.log( +false ) <text:tab/><text:tab/>===&gt; 0</text:span></text:p>
      <text:p text:style-name="P1"/>
      <text:p text:style-name="P5">The <text:span text:style-name="T38">unary + </text:span>actually does the <text:span text:style-name="T38">same thing as Number(value)</text:span>, but is shorter.</text:p>
      <text:p text:style-name="P5"/>
      <text:p text:style-name="P5">5. If we are getting values from HTML form fields, they are usually</text:p>
      <text:p text:style-name="P5"><text:s text:c="4"/>Strings</text:p>
      <text:p text:style-name="P5"/>
      <text:p text:style-name="P5">6. <text:span text:style-name="T83">All operators return a value.</text:span></text:p>
      <text:p text:style-name="P5"/>
      <text:p text:style-name="P6">7. <text:span text:style-name="T84">Comma Operator: The comma operator allows us to evaluate several</text:span></text:p>
      <text:p text:style-name="P6"><text:tab/><text:tab/><text:tab/><text:tab/><text:span text:style-name="T84">expressions, dividing them with a comma </text:span><text:span text:style-name="T39">,</text:span><text:span text:style-name="T86"> Each</text:span></text:p>
      <text:p text:style-name="P11"><text:tab/><text:tab/><text:tab/><text:tab/>of them is evaluated but only the result of the last</text:p>
      <text:p text:style-name="P11"><text:tab/><text:tab/><text:tab/><text:tab/>one is returned.</text:p>
      <text:p text:style-name="P12"><text:s text:c="2"/>Example: let value = (1 + 2, 3 + 4 );</text:p>
      <text:p text:style-name="P12"><text:tab/><text:tab/>alert ( value ) ==&gt; 7</text:p>
      <text:p text:style-name="P12"/>
      <text:p text:style-name="P7"><text:span text:style-name="T85">8. </text:span><text:span text:style-name="T25">In non-strict mode</text:span></text:p>
      <text:p text:style-name="P7"><text:span text:style-name="T85"><text:s text:c="4"/></text:span><text:span text:style-name="T38">We can define variable without being declared</text:span><text:span text:style-name="T85">, Hence no error will be </text:span></text:p>
      <text:p text:style-name="P13"><text:s text:c="4"/>thrown. </text:p>
      <text:p text:style-name="P13"><text:tab/>i.e num = 101; console.log(num) ==&gt; 101</text:p>
      <text:p text:style-name="P7"><text:soft-page-break/><text:span text:style-name="T85">But in </text:span><text:span text:style-name="T25">Strict mode</text:span><text:span text:style-name="T85">, we can’t do that. We </text:span><text:span text:style-name="T38">have to declare a variable before defining it</text:span><text:span text:style-name="T85">.</text:span></text:p>
      <text:p text:style-name="P13">i.e ‘using strict’<text:tab/><text:tab/><text:tab/>// Makes the js to behave as modern way</text:p>
      <text:p text:style-name="P13"><text:s text:c="6"/>num = 101;</text:p>
      <text:p text:style-name="P13"><text:s text:c="6"/>console.log(num)<text:tab/><text:tab/>==&gt; ERROR</text:p>
      <text:p text:style-name="P13"/>
      <text:p text:style-name="P13">We have to do this,</text:p>
      <text:p text:style-name="P13"><text:tab/>‘using strict’</text:p>
      <text:p text:style-name="P13"><text:tab/>let num = 101;<text:tab/><text:tab/>// decalring first, then defining the value to it.</text:p>
      <text:p text:style-name="P13"><text:tab/>cosnole.log(num)<text:tab/>// 101</text:p>
      <text:p text:style-name="P13"/>
      <text:p text:style-name="P8"><text:span text:style-name="T85">9. </text:span><text:span text:style-name="T87">lowercases &gt; uppercase in Js due to the internal encoding table Js uses(Unicode)</text:span></text:p>
      <text:p text:style-name="P14"/>
      <text:p text:style-name="P9"><text:span text:style-name="T85">10. </text:span><text:span text:style-name="T25">Strange result</text:span><text:span text:style-name="T85">: </text:span><text:span text:style-name="T38">null vs 0</text:span></text:p>
      <text:p text:style-name="P15"><text:tab/><text:tab/><text:tab/> <text:s text:c="4"/>alert( null &gt; 0 ) <text:tab/><text:tab/><text:tab/>// false</text:p>
      <text:p text:style-name="P15"><text:tab/><text:tab/><text:tab/> <text:s text:c="4"/>alert( null == 0 )<text:tab/><text:tab/><text:tab/>// false</text:p>
      <text:p text:style-name="P15"><text:tab/><text:tab/><text:tab/> <text:s text:c="4"/>alert( null &gt;= 0 )<text:tab/><text:tab/><text:tab/>// true</text:p>
      <text:p text:style-name="P15"/>
      <text:p text:style-name="P9"><text:span text:style-name="T25">Reason: </text:span><text:span text:style-name="T85">Mathematically, that’s strange. The last result states that ‘null’ is greater than or euqual to zero, so in one of the comparisons above it must be </text:span><text:span text:style-name="T38">true</text:span><text:span text:style-name="T85">, but they are both false.</text:span></text:p>
      <text:p text:style-name="P15"/>
      <text:p text:style-name="P9"><text:span text:style-name="T85">The reason is that an equality check </text:span><text:span text:style-name="T38">==</text:span><text:span text:style-name="T85"> and comparsion </text:span><text:span text:style-name="T38">&gt; &lt; &gt;= &lt;=</text:span><text:span text:style-name="T85"> work differently. Comparisons convert null to a number, treating it as 0. That’s why</text:span><text:span text:style-name="T38"> null&gt;=0 is true</text:span><text:span text:style-name="T85"> and </text:span><text:span text:style-name="T38">null &gt; 0 is false</text:span><text:span text:style-name="T85">.</text:span></text:p>
      <text:p text:style-name="P15"/>
      <text:p text:style-name="P10"><text:span text:style-name="T85">On the other hand, the equality </text:span><text:span text:style-name="T38">check == for undefined and null is defined such that, without any conversions, they equal each other and don’t equal anything else</text:span><text:span text:style-name="T85">. That’s why null == 0 is false.</text:span></text:p>
      <text:p text:style-name="P16"/>
      <text:p text:style-name="P10"><text:span text:style-name="T85">11. </text:span><text:span text:style-name="T68">Comparison operators</text:span><text:span text:style-name="T85"> return a </text:span><text:span text:style-name="T68">Boolean-value</text:span><text:span text:style-name="T85">.</text:span></text:p>
      <text:p text:style-name="P10"><text:span text:style-name="T85"><text:tab/></text:span><text:span text:style-name="T25">Ex:</text:span><text:span text:style-name="T85"> ‘2’ &gt; ‘12’ ===&gt; True</text:span></text:p>
      <text:p text:style-name="P10"><text:span text:style-name="T85"><text:tab/></text:span><text:span text:style-name="T88">lexographical</text:span><text:span text:style-name="T85"> order used for comparison here.</text:span></text:p>
      <text:p text:style-name="P10"><text:span text:style-name="T85"><text:tab/>Dictionary comparison, first</text:span><text:span text:style-name="T38"> char ‘2’ </text:span><text:span text:style-name="T85">is greather than first </text:span><text:span text:style-name="T38">char ‘1</text:span><text:span text:style-name="T85">’</text:span></text:p>
      <text:p text:style-name="P16"/>
      <text:p text:style-name="P16">12. When values of different types are compared, they get converted to</text:p>
      <text:p text:style-name="P16"><text:s text:c="7"/>numbers.</text:p>
      <text:p text:style-name="P16"/>
      <text:p text:style-name="P16"><text:soft-page-break/>13. <text:s/><text:span text:style-name="T106">Due to safety reason, Js forbids using ?? (null coalescing operator)</text:span></text:p>
      <text:p text:style-name="P16"><text:tab/><text:span text:style-name="T106">together with &amp;&amp; and || operators, unless the precedence is explicitly</text:span></text:p>
      <text:p text:style-name="P16"><text:tab/><text:span text:style-name="T90">specified with parantheses</text:span><text:span text:style-name="T106">.</text:span></text:p>
      <text:p text:style-name="P16"><text:tab/><text:span text:style-name="T106">i.e </text:span><text:span text:style-name="T105">It will give error</text:span><text:span text:style-name="T106"> :</text:span></text:p>
      <text:p text:style-name="P16"><text:tab/> <text:s text:c="4"/><text:span text:style-name="T106">let x = </text:span><text:span text:style-name="T40">1 &amp;&amp; 2 ?? 3</text:span><text:span text:style-name="T106">; <text:s text:c="4"/><text:tab/><text:tab/>// </text:span><text:span text:style-name="T40">Syntax Error</text:span></text:p>
      <text:p text:style-name="P16"/>
      <text:p text:style-name="P17">14. <text:s/><text:span text:style-name="T107">A variable declared inside a function is only visible inside that func.</text:span></text:p>
      <text:p text:style-name="P17"/>
      <text:p text:style-name="P18">15. <text:s/><text:span text:style-name="T108">It’s a </text:span><text:span text:style-name="T41">good practice to minimize the use of gloabl variables</text:span><text:span text:style-name="T108">. Modern</text:span></text:p>
      <text:p text:style-name="P18"><text:s text:c="6"/><text:span text:style-name="T108">code has few or no globals. Most variables reside in their functions.</text:span></text:p>
      <text:p text:style-name="P18"/>
      <text:p text:style-name="P19">16. <text:s/><text:span text:style-name="T13">Function</text:span><text:span text:style-name="T109">: </text:span><text:span text:style-name="T91">Default vaues</text:span></text:p>
      <text:p text:style-name="P19"><text:tab/><text:span text:style-name="T109">If a parameter is not provide, then its value becomes </text:span><text:span text:style-name="T110">undefiend</text:span><text:span text:style-name="T109">.</text:span></text:p>
      <text:p text:style-name="P19"><text:tab/><text:span text:style-name="T13">Ex</text:span><text:span text:style-name="T109">: function sum (a, </text:span><text:span text:style-name="T42">b</text:span><text:span text:style-name="T109">) {</text:span></text:p>
      <text:p text:style-name="P19"><text:tab/><text:tab/><text:tab/><text:span text:style-name="T109">alert(</text:span><text:span text:style-name="T42">b</text:span><text:span text:style-name="T109">);<text:tab/><text:tab/><text:tab/>// </text:span><text:span text:style-name="T91">undefined</text:span></text:p>
      <text:p text:style-name="P19"><text:tab/><text:tab/><text:tab/><text:span text:style-name="T109">}</text:span></text:p>
      <text:p text:style-name="P19"><text:tab/><text:tab/><text:span text:style-name="T109">sum(5);<text:tab/><text:tab/><text:tab/><text:tab/>// </text:span><text:span text:style-name="T91">Ony when value passed</text:span></text:p>
      <text:p text:style-name="P44"/>
      <text:p text:style-name="P42"><text:s/><text:tab/><text:span text:style-name="T112">We can </text:span><text:span text:style-name="T92">provide the default value too</text:span><text:span text:style-name="T112">,</text:span></text:p>
      <text:p text:style-name="P42"><text:tab/><text:span text:style-name="T112">i.e function sum (a, </text:span><text:span text:style-name="T43">b = ‘9’</text:span><text:span text:style-name="T112">) {</text:span></text:p>
      <text:p text:style-name="P42"><text:tab/><text:tab/><text:tab/><text:span text:style-name="T112">alert(b);</text:span></text:p>
      <text:p text:style-name="P42"><text:tab/><text:tab/><text:tab/><text:span text:style-name="T112">}</text:span></text:p>
      <text:p text:style-name="P42"><text:tab/><text:tab/><text:span text:style-name="T112">sum(5)</text:span></text:p>
      <text:p text:style-name="P42"/>
      <text:p text:style-name="P43">17. <text:span text:style-name="T113">If </text:span><text:span text:style-name="T44">a function does not return a value</text:span><text:span text:style-name="T113">, it is the same as if it returns</text:span></text:p>
      <text:p text:style-name="P43"><text:s text:c="6"/><text:span text:style-name="T61">undefined</text:span><text:span text:style-name="T113">.</text:span></text:p>
      <text:p text:style-name="P43"><text:tab/><text:span text:style-name="T113">Ex: function doNothing() { <text:s text:c="2"/>}</text:span></text:p>
      <text:p text:style-name="P43"><text:tab/> <text:s text:c="5"/><text:span text:style-name="T113">alert( </text:span><text:span text:style-name="T44">doNothing() == undefined</text:span><text:span text:style-name="T113"> ); <text:s/><text:tab/><text:tab/>// True</text:span></text:p>
      <text:p text:style-name="P16"/>
      <text:p text:style-name="P16"><text:tab/><text:span text:style-name="T113">And</text:span></text:p>
      <text:p text:style-name="P16"><text:tab/><text:tab/><text:span text:style-name="T113">An </text:span><text:span text:style-name="T61">empy return</text:span><text:span text:style-name="T113"> is also the same as </text:span><text:span text:style-name="T61">return undefined</text:span><text:span text:style-name="T113">.</text:span></text:p>
      <text:p text:style-name="P16"><text:tab/><text:tab/><text:span text:style-name="T113">Ex: function doNothing() { </text:span><text:span text:style-name="T44">return</text:span><text:span text:style-name="T113">; }</text:span></text:p>
      <text:p text:style-name="P16"><text:tab/><text:tab/> <text:s text:c="5"/><text:span text:style-name="T113">alert( </text:span><text:span text:style-name="T44">doNothing() == undefined</text:span><text:span text:style-name="T113"> ); <text:tab/>// True</text:span></text:p>
      <text:p text:style-name="P16"/>
      <text:p text:style-name="P16"/>
      <text:p text:style-name="P20">18. <text:s/><text:span text:style-name="T114">In JavaScript, a function is not a ‘magical language structure’, but a</text:span></text:p>
      <text:p text:style-name="P21"><text:s text:c="7"/><text:span text:style-name="T114">special kind of value. </text:span><text:span text:style-name="T115">They can be assigned, copied or declared in</text:span></text:p>
      <text:p text:style-name="P21"><text:span text:style-name="T114"><text:s text:c="7"/></text:span><text:span text:style-name="T115">any place of the code.</text:span></text:p>
      <text:p text:style-name="P24"><text:tab/></text:p>
      <text:p text:style-name="P20"><text:soft-page-break/><text:s text:c="7"/><text:span text:style-name="T14">Example</text:span><text:span text:style-name="T114">: function</text:span><text:span text:style-name="T45"> sayHi</text:span><text:span text:style-name="T114">() {</text:span></text:p>
      <text:p text:style-name="P20"><text:tab/><text:tab/><text:tab/><text:tab/><text:span text:style-name="T114">alert(‘Hello’); }</text:span></text:p>
      <text:p text:style-name="P16"><text:tab/><text:span text:style-name="T114">let func = </text:span><text:span text:style-name="T45">sayHi</text:span><text:span text:style-name="T114">;<text:tab/><text:tab/>// copy</text:span></text:p>
      <text:p text:style-name="P16"><text:tab/><text:span text:style-name="T114">func();<text:tab/><text:tab/><text:tab/><text:tab/>// Hello</text:span></text:p>
      <text:p text:style-name="P16"><text:tab/><text:span text:style-name="T114">sayHi();<text:tab/><text:tab/><text:tab/><text:tab/>// Hello</text:span></text:p>
      <text:p text:style-name="P16"/>
      <text:p text:style-name="P16"/>
      <text:p text:style-name="P16"><text:tab/><text:span text:style-name="T70">Behind the Scenes</text:span><text:span text:style-name="T114">: The function </text:span><text:span text:style-name="T45">declaration creates the function</text:span></text:p>
      <text:p text:style-name="P16"><text:tab/><text:tab/><text:tab/><text:tab/> <text:s text:c="6"/><text:span text:style-name="T114">and </text:span><text:span text:style-name="T45">puts it into the variable named sayHi</text:span><text:span text:style-name="T114">.</text:span></text:p>
      <text:p text:style-name="P16"/>
      <text:p text:style-name="P16"><text:s/><text:tab/><text:span text:style-name="T114">The above example is same as :</text:span></text:p>
      <text:p text:style-name="P16"><text:tab/><text:tab/><text:tab/><text:tab/><text:span text:style-name="T114">let sayHi = function {</text:span></text:p>
      <text:p text:style-name="P16"><text:tab/><text:tab/><text:tab/><text:tab/><text:tab/><text:tab/><text:tab/><text:span text:style-name="T114">alert(‘Hello’);</text:span></text:p>
      <text:p text:style-name="P16"><text:tab/><text:tab/><text:tab/><text:tab/><text:tab/><text:tab/><text:tab/><text:span text:style-name="T114">};</text:span></text:p>
      <text:p text:style-name="P16"><text:tab/><text:tab/><text:tab/><text:tab/><text:span text:style-name="T114">let func = </text:span><text:span text:style-name="T45">sayHi</text:span><text:span text:style-name="T114">;</text:span></text:p>
      <text:p text:style-name="P16"/>
      <text:p text:style-name="P22">19. If the function has parameters/arguments as function, Then those</text:p>
      <text:p text:style-name="P22"><text:s text:c="6"/>arguments are called <text:span text:style-name="T69">callback functions</text:span> or just <text:span text:style-name="T69">callbacks</text:span>.</text:p>
      <text:p text:style-name="P22"/>
      <text:p text:style-name="P22">20. <text:span text:style-name="T11">Function Decalaration</text:span> : A function, declaraed as a separate statement,</text:p>
      <text:p text:style-name="P22"><text:tab/><text:tab/><text:tab/><text:tab/><text:tab/> <text:s/>in the main code flow.</text:p>
      <text:p text:style-name="P22"><text:s text:c="6"/><text:span text:style-name="T11">Function Expression</text:span>: <text:s/>A function, created inside an expression or </text:p>
      <text:p text:style-name="P22"><text:tab/><text:tab/><text:tab/><text:tab/><text:tab/>inside another syntax construct.</text:p>
      <text:p text:style-name="P22"/>
      <text:p text:style-name="P22"><text:s text:c="4"/>The more subtle difference is when a function is created by the </text:p>
      <text:p text:style-name="P22"><text:s text:c="4"/><text:span text:style-name="T26">Javascript Engine</text:span>.</text:p>
      <text:p text:style-name="P22"/>
      <text:p text:style-name="P22"><text:s text:c="4"/>A <text:span text:style-name="T95">Function Expression</text:span> is <text:span text:style-name="T38">created</text:span> <text:span text:style-name="T38">when the execution reaches it</text:span> and is</text:p>
      <text:p text:style-name="P22"><text:s text:c="4"/>usable only from that moment.</text:p>
      <text:p text:style-name="P22"/>
      <text:p text:style-name="P22"><text:s text:c="4"/>A <text:span text:style-name="T95">Function Declaration</text:span> can be <text:span text:style-name="T38">called earlier than it is defined</text:span>.</text:p>
      <text:p text:style-name="P22"/>
      <text:p text:style-name="P22"><text:s text:c="3"/><text:span text:style-name="T115">i.e <text:s/>a global Function Declaration is visible in the whole script, no matter</text:span></text:p>
      <text:p text:style-name="P22"><text:tab/><text:span text:style-name="T115">where it is. That’s due to internal algorithms, When </text:span><text:span text:style-name="T46">Javascrip prepare</text:span></text:p>
      <text:p text:style-name="P22"><text:tab/><text:span text:style-name="T46">to run the scrip</text:span><text:span text:style-name="T115">t, it first looks for </text:span><text:span text:style-name="T71">global Function Declaration</text:span><text:span text:style-name="T115"> in it.</text:span></text:p>
      <text:p text:style-name="P22"><text:tab/><text:span text:style-name="T115">and creates the function, think of it as an ‘</text:span><text:span text:style-name="T62">Initialization Stage</text:span><text:span text:style-name="T115">’.</text:span></text:p>
      <text:p text:style-name="P22"/>
      <text:p text:style-name="P22"><text:s text:c="2"/><text:tab/><text:span text:style-name="T115">And after all the </text:span><text:span text:style-name="T71">Function Decalarations</text:span><text:span text:style-name="T115"> are processed, the code is</text:span></text:p>
      <text:p text:style-name="P22"><text:tab/><text:span text:style-name="T115">executed. So it has access to these functions.</text:span></text:p>
      <text:p text:style-name="P22"><text:soft-page-break/></text:p>
      <text:p text:style-name="P23"><text:s text:c="2"/></text:p>
      <text:p text:style-name="P23"><text:span text:style-name="T71">NOTE</text:span><text:span text:style-name="T115">: In strict mode, when a </text:span><text:span text:style-name="T71">Function Decalaration</text:span><text:span text:style-name="T115"> is </text:span><text:span text:style-name="T46">within a code</text:span><text:span text:style-name="T115"> </text:span></text:p>
      <text:p text:style-name="P22"><text:tab/> <text:s text:c="4"/><text:span text:style-name="T46">block</text:span><text:span text:style-name="T115">, it’s </text:span><text:span text:style-name="T46">visible everywhere inside the block</text:span><text:span text:style-name="T115">.But not outside</text:span></text:p>
      <text:p text:style-name="P22"><text:tab/> <text:s text:c="4"/><text:span text:style-name="T115">of it.</text:span></text:p>
      <text:p text:style-name="P22"/>
      <text:p text:style-name="P25">21. <text:span text:style-name="T11">Arrow Functions</text:span> are handy for one-liners. Often better than Funcion</text:p>
      <text:p text:style-name="P25"><text:tab/><text:tab/><text:tab/><text:tab/> Expression.</text:p>
      <text:p text:style-name="P25"/>
      <text:p text:style-name="P25">22. Semi-colons are not required after code blocks {..} and syntax</text:p>
      <text:p text:style-name="P25"><text:s text:c="6"/>constructs with them like loops.</text:p>
      <text:p text:style-name="P25"/>
      <text:p text:style-name="P25">23. <text:span text:style-name="T116">A </text:span><text:span text:style-name="T99">breakpoint</text:span><text:span text:style-name="T116"> is a point of code where the debugger will automatically</text:span></text:p>
      <text:p text:style-name="P25"><text:s text:c="6"/><text:span text:style-name="T116">pause the JavaScript execution.</text:span></text:p>
      <text:p text:style-name="P25"/>
      <text:p text:style-name="P26">24. <text:span text:style-name="T89">debugger</text:span> command in Js: To pause the code execution.</text:p>
      <text:p text:style-name="P26"/>
      <text:p text:style-name="P26">25. <text:span text:style-name="T27">Linters</text:span><text:span text:style-name="T117">: Linters are tools that can </text:span><text:span text:style-name="T63">automatically check the style</text:span><text:span text:style-name="T117"> of your</text:span></text:p>
      <text:p text:style-name="P26"><text:tab/><text:tab/> <text:s/><text:span text:style-name="T117">code and making improving suggestions.</text:span></text:p>
      <text:p text:style-name="P26"><text:tab/><text:tab/> <text:s/><text:span text:style-name="T118">Well known Linters :</text:span></text:p>
      <text:p text:style-name="P26"><text:tab/><text:tab/> <text:s text:c="2"/><text:span text:style-name="T118">1. </text:span><text:span text:style-name="T28">JSLint</text:span><text:span text:style-name="T118">: one of the first linters.</text:span></text:p>
      <text:p text:style-name="P26"><text:tab/><text:tab/> <text:s text:c="2"/><text:span text:style-name="T118">2. </text:span><text:span text:style-name="T28">JSHint</text:span><text:span text:style-name="T118">: more setting than JSLint.</text:span></text:p>
      <text:p text:style-name="P26"><text:tab/> <text:s text:c="11"/><text:span text:style-name="T118">3. </text:span><text:span text:style-name="T28">ESLint</text:span><text:span text:style-name="T118">: probably the newest one.</text:span></text:p>
      <text:p text:style-name="P26"/>
      <text:p text:style-name="P27"><text:s text:c="2"/><text:tab/><text:tab/>All IDE’s have built-in linting.</text:p>
      <text:p text:style-name="P27"/>
      <text:p text:style-name="P27">26. <text:s/><text:span text:style-name="T119">JS Testing framework: </text:span><text:span text:style-name="T29">MOCHA, Chai (library) and Sinon.</text:span></text:p>
      <text:p text:style-name="P27"/>
      <text:p text:style-name="P28">27. <text:s/><text:span text:style-name="T120">How to make out modern code work on older Js Engines that don’t</text:span></text:p>
      <text:p text:style-name="P28"><text:s text:c="7"/><text:span text:style-name="T120">understand recent features yet ?</text:span></text:p>
      <text:p text:style-name="P28"><text:s text:c="8"/><text:span text:style-name="T120">There are two tools for that:</text:span></text:p>
      <text:p text:style-name="P28"/>
      <text:p text:style-name="P28"><text:span text:style-name="T120"><text:tab/>1. </text:span><text:span text:style-name="T15">Transpilers</text:span></text:p>
      <text:p text:style-name="P29"><text:tab/>2. <text:span text:style-name="T11">Polyfills</text:span></text:p>
      <text:p text:style-name="P47"/>
      <text:p text:style-name="P29"><text:span text:style-name="T11"><text:tab/></text:span><text:span text:style-name="T74">TRANSPILER</text:span><text:span text:style-name="T11">: </text:span>A <text:span text:style-name="T89">transpiler</text:span> is a special piece of software that can </text:p>
      <text:p text:style-name="P29"><text:tab/><text:tab/><text:tab/><text:tab/> <text:s/><text:span text:style-name="T38">parse(‘read and understand’) modern code</text:span>, and </text:p>
      <text:p text:style-name="P29"><text:tab/><text:tab/><text:tab/><text:tab/> <text:s/><text:span text:style-name="T38">re-write it using older syntax constructs</text:span>, so that the</text:p>
      <text:p text:style-name="P29"><text:tab/><text:tab/><text:tab/><text:tab/> <text:s text:c="2"/>result would be the same. <text:span text:style-name="T69">Example</text:span>: <text:span text:style-name="T38">bable</text:span>.</text:p>
      <text:p text:style-name="P29"><text:soft-page-break/><text:span text:style-name="T77"><text:tab/></text:span><text:span text:style-name="T74">POLYFILLS</text:span>: New langauge features may include not only syntax</text:p>
      <text:p text:style-name="P29"><text:tab/><text:tab/><text:tab/> <text:s text:c="6"/>constructs and operators, but also built-in functions.</text:p>
      <text:p text:style-name="P29"><text:tab/><text:tab/><text:tab/> <text:s text:c="6"/>Ex: <text:span text:style-name="T11">Math.trunc(n)</text:span> is a function that ‘cuts off’ the</text:p>
      <text:p text:style-name="P29"><text:tab/><text:tab/><text:tab/> <text:s text:c="6"/>decimal part of a number. It’s not available in </text:p>
      <text:p text:style-name="P29"><text:tab/><text:tab/><text:tab/> <text:s text:c="6"/>outdated Js engine.</text:p>
      <text:p text:style-name="P29"/>
      <text:p text:style-name="P29"><text:tab/><text:span text:style-name="T38">A script that updates/adds new function is called a ‘</text:span><text:span text:style-name="T26">polyfill</text:span><text:span text:style-name="T38">’</text:span>.</text:p>
      <text:p text:style-name="P29"><text:tab/>It ‘<text:span text:style-name="T38">fills in’</text:span> the gap and adds missing implementation.</text:p>
      <text:p text:style-name="P29"><text:tab/><text:tab/><text:tab/><text:tab/></text:p>
      <text:p text:style-name="P29"><text:tab/><text:span text:style-name="T121">Two </text:span><text:span text:style-name="T100">intresting libraries of polyfills</text:span><text:span text:style-name="T121"> are :</text:span><text:span text:style-name="T30">core js</text:span><text:span text:style-name="T47">,</text:span><text:span text:style-name="T30"> polyfill.io</text:span><text:span text:style-name="T121">.</text:span></text:p>
      <text:p text:style-name="P29"/>
      <text:p text:style-name="P29"/>
      <text:p text:style-name="P30">28. <text:span text:style-name="T11">Primitive data types</text:span>: Their value contain only a single thing. <text:span text:style-name="T38">Total: 7</text:span></text:p>
      <text:p text:style-name="P30"/>
      <text:p text:style-name="P30">29. <text:span text:style-name="T16">Property Existence test in Objects</text:span><text:span text:style-name="T122"> : Using ‘</text:span><text:span text:style-name="T64">in</text:span><text:span text:style-name="T122">’ Operator.</text:span></text:p>
      <text:p text:style-name="P30"/>
      <text:p text:style-name="P31">30. <text:span text:style-name="T123">The ‘</text:span><text:span text:style-name="T48">for.....in</text:span><text:span text:style-name="T123">’ is </text:span><text:span text:style-name="T48">completely different</text:span><text:span text:style-name="T123"> thing </text:span><text:span text:style-name="T48">from</text:span><text:span text:style-name="T123"> the </text:span><text:span text:style-name="T48">for( ; ; )</text:span><text:span text:style-name="T123">;</text:span></text:p>
      <text:p text:style-name="P31"/>
      <text:p text:style-name="P32">31. <text:span text:style-name="T124">Objects are storeed and copied by ‘</text:span><text:span text:style-name="T93">reference</text:span><text:span text:style-name="T124">’.</text:span></text:p>
      <text:p text:style-name="P32"/>
      <text:p text:style-name="P33">32. A variable assigned to an object stores not the object itself, but it’s</text:p>
      <text:p text:style-name="P33"><text:s text:c="6"/>‘<text:span text:style-name="T89">address in memory</text:span>’ – in other words, a ‘<text:span text:style-name="T89">reference</text:span>’ to it.</text:p>
      <text:p text:style-name="P33"><text:s text:c="7"/><text:span text:style-name="T38">The object is stored somewhere in memory</text:span>, while the variable has a</text:p>
      <text:p text:style-name="P33"><text:s text:c="7"/>‘reference’ to it.</text:p>
      <text:p text:style-name="P33"/>
      <text:p text:style-name="P33">33. <text:s/>When an object variable is copied, the <text:span text:style-name="T89">reference is copied</text:span>, but the</text:p>
      <text:p text:style-name="P33"><text:s text:c="8"/>object itself is not duplicated.</text:p>
      <text:p text:style-name="P33"/>
      <text:p text:style-name="P33">34. <text:s/>Two <text:span text:style-name="T89">obejcts</text:span> are equal <text:span text:style-name="T38">only if they are the same object</text:span>.</text:p>
      <text:p text:style-name="P33"/>
      <text:p text:style-name="P33"><text:s text:c="7"/><text:span text:style-name="T11">Example</text:span>: <text:s/>let a = { };</text:p>
      <text:p text:style-name="P33"><text:tab/><text:tab/> <text:s text:c="6"/>let b = a; <text:s text:c="4"/><text:tab/><text:tab/><text:tab/> // <text:span text:style-name="T38">copy the reference</text:span></text:p>
      <text:p text:style-name="P33"><text:tab/><text:tab/> <text:s text:c="6"/>alert ( a == b )<text:tab/><text:tab/>// <text:s/><text:span text:style-name="T49">true</text:span></text:p>
      <text:p text:style-name="P48"/>
      <text:p text:style-name="P33"><text:s text:c="6"/><text:span text:style-name="T17">Example</text:span><text:span text:style-name="T125">: <text:s/>let a = { };</text:span></text:p>
      <text:p text:style-name="P33"><text:tab/><text:tab/> <text:s text:c="5"/><text:span text:style-name="T125">let b = { };<text:tab/><text:tab/><text:tab/>// two independent objects</text:span></text:p>
      <text:p text:style-name="P33"><text:tab/><text:tab/> <text:s text:c="5"/><text:span text:style-name="T125">alert ( a == b);<text:tab/><text:tab/>// </text:span><text:span text:style-name="T49">false</text:span></text:p>
      <text:p text:style-name="P33"/>
      <text:p text:style-name="P34"><text:tab/></text:p>
      <text:p text:style-name="P34"><text:soft-page-break/><text:span text:style-name="T74">NOTE</text:span>: For <text:span text:style-name="T59">comparison like obj1 &gt; obj2</text:span> or for a comparison against</text:p>
      <text:p text:style-name="P34"><text:s text:c="13"/>a <text:span text:style-name="T59">primitive obj == 5</text:span>, <text:span text:style-name="T38">Objects are converted to </text:span><text:span text:style-name="T26">primitives</text:span>.</text:p>
      <text:p text:style-name="P34"/>
      <text:p text:style-name="P34"/>
      <text:p text:style-name="P36">35. <text:span text:style-name="T74">Javascript Engine Optimizations</text:span> Tech<text:span text:style-name="T126">nquies</text:span>:</text:p>
      <text:p text:style-name="P36"><text:s text:c="6"/></text:p>
      <text:p text:style-name="P36">1. <text:span text:style-name="T11">Generational Collection</text:span> – Objects are split into two sets:</text:p>
      <text:p text:style-name="P36"><text:s text:c="4"/>‘new-ones’ and ‘old-ones’. Many objects appear, do their job and</text:p>
      <text:p text:style-name="P36"><text:s text:c="5"/>die fast, they can be cleaned up aggressively. Those that survive for</text:p>
      <text:p text:style-name="P36"><text:s text:c="5"/>long enough, become ‘old’ and are examined less often.</text:p>
      <text:p text:style-name="P36"/>
      <text:p text:style-name="P36">2. <text:span text:style-name="T11">Incrementa Collection</text:span> – If there are many objects, and we try to walk</text:p>
      <text:p text:style-name="P36"><text:s text:c="4"/>and mark the whole oject set once, it may take some time an introduce</text:p>
      <text:p text:style-name="P36"><text:s text:c="4"/>visible delays in the execution. So the engine tries to split the garbage </text:p>
      <text:p text:style-name="P36"><text:s text:c="4"/>collection into pieces. Then the pieces are executed one by one, </text:p>
      <text:p text:style-name="P36"><text:s text:c="4"/>separately That requires some extra bookkeeping between them to track</text:p>
      <text:p text:style-name="P36"><text:s text:c="4"/>changes, but we have many tiny delays instead of a big one.</text:p>
      <text:p text:style-name="P36"/>
      <text:p text:style-name="P36">3. <text:span text:style-name="T11">Idle-time Collection</text:span> – <text:span text:style-name="T126">The garbage collector tries to run only while the</text:span></text:p>
      <text:p text:style-name="P36"><text:s text:c="42"/><text:span text:style-name="T126">CPU is idle, to reduce the possible effect on the</text:span></text:p>
      <text:p text:style-name="P36"><text:s text:c="42"/><text:span text:style-name="T126">execution.</text:span></text:p>
      <text:p text:style-name="P36"/>
      <text:p text:style-name="P37">36. <text:span text:style-name="T72">This Keyword</text:span><text:span text:style-name="T76"> </text:span><text:span text:style-name="T127">– </text:span><text:span text:style-name="T50">To access the object</text:span><text:span text:style-name="T127">, amethod can use the </text:span><text:span text:style-name="T18">this</text:span></text:p>
      <text:p text:style-name="P37"><text:tab/><text:tab/><text:tab/><text:tab/><text:span text:style-name="T127">keyword.</text:span></text:p>
      <text:p text:style-name="P37"/>
      <text:p text:style-name="P37"><text:tab/><text:span text:style-name="T127">The vaue of </text:span><text:span text:style-name="T18">this</text:span><text:span text:style-name="T127"> </text:span><text:span text:style-name="T50">is the object ‘before dot’</text:span><text:span text:style-name="T127">, the </text:span><text:span text:style-name="T76">one used to call the</text:span></text:p>
      <text:p text:style-name="P37"><text:s text:c="10"/><text:span text:style-name="T76">method</text:span><text:span text:style-name="T127">.</text:span></text:p>
      <text:p text:style-name="P37"><text:tab/></text:p>
      <text:p text:style-name="P37"><text:tab/><text:span text:style-name="T127">The value of </text:span><text:span text:style-name="T18">this</text:span><text:span text:style-name="T127"> is </text:span><text:span text:style-name="T50">evaluated during the run-time</text:span><text:span text:style-name="T127">, depending on the</text:span></text:p>
      <text:p text:style-name="P37"><text:tab/><text:span text:style-name="T127">context.</text:span></text:p>
      <text:p text:style-name="P37"/>
      <text:p text:style-name="P37"><text:tab/><text:span text:style-name="T76">Calling without an object</text:span><text:span text:style-name="T127"> :</text:span></text:p>
      <text:p text:style-name="P37"/>
      <text:p text:style-name="P37"><text:tab/><text:span text:style-name="T18">Example</text:span><text:span text:style-name="T127">: function sayHi() { </text:span><text:span text:style-name="T50">alert ( this )</text:span><text:span text:style-name="T127"> }</text:span></text:p>
      <text:p text:style-name="P37"><text:tab/><text:tab/><text:tab/><text:span text:style-name="T50">sayHi()</text:span><text:span text:style-name="T127">; </text:span></text:p>
      <text:p text:style-name="P37"/>
      <text:p text:style-name="P37"><text:s/><text:tab/><text:tab/><text:tab/><text:span text:style-name="T127">In this case, </text:span><text:span text:style-name="T18">this</text:span><text:span text:style-name="T127"> is </text:span><text:span text:style-name="T31">undefined</text:span><text:span text:style-name="T127"> in </text:span><text:span text:style-name="T18">STRICT MODE</text:span><text:span text:style-name="T127">.</text:span></text:p>
      <text:p text:style-name="P37"><text:tab/><text:tab/><text:tab/><text:span text:style-name="T127">If we try to access </text:span><text:span text:style-name="T72">this.name</text:span><text:span text:style-name="T127">, there will be an </text:span><text:span text:style-name="T18">error</text:span><text:span text:style-name="T127">.</text:span></text:p>
      <text:p text:style-name="P37"/>
      <text:p text:style-name="P37"><text:soft-page-break/><text:tab/><text:tab/></text:p>
      <text:p text:style-name="P34"/>
      <text:p text:style-name="P35"><text:tab/><text:tab/><text:tab/><text:span text:style-name="T127">In </text:span><text:span text:style-name="T18">NON-STRICT MODE</text:span><text:span text:style-name="T127">, the value of </text:span><text:span text:style-name="T18">this</text:span><text:span text:style-name="T127"> will be</text:span></text:p>
      <text:p text:style-name="P35"><text:span text:style-name="T127"><text:s text:c="27"/></text:span><text:span text:style-name="T31">global object</text:span><text:span text:style-name="T127"> i.e </text:span><text:span text:style-name="T31">window</text:span><text:span text:style-name="T127">.</text:span></text:p>
      <text:p text:style-name="P35"/>
      <text:p text:style-name="P35"/>
      <text:p text:style-name="P38">37. <text:span text:style-name="T19">Arrow functions</text:span><text:span text:style-name="T128"> have </text:span><text:span text:style-name="T19">no</text:span><text:span text:style-name="T128"> ‘</text:span><text:span text:style-name="T19">this</text:span><text:span text:style-name="T128">’. If we ‘</text:span><text:span text:style-name="T65">reference</text:span><text:span text:style-name="T128">’ </text:span><text:span text:style-name="T19">this</text:span><text:span text:style-name="T128"> from such a</text:span></text:p>
      <text:p text:style-name="P38"><text:s text:c="6"/><text:span text:style-name="T128">function. </text:span><text:span text:style-name="T101">It’s taken from the outer ‘normal’ function</text:span><text:span text:style-name="T128">.</text:span></text:p>
      <text:p text:style-name="P38"><text:s text:c="3"/></text:p>
      <text:p text:style-name="P38"><text:s text:c="6"/><text:span text:style-name="T128">There’s a special feature of arrow functions, it’s useful when we </text:span></text:p>
      <text:p text:style-name="P38"><text:s text:c="7"/><text:span text:style-name="T128">actually </text:span><text:span text:style-name="T51">do not want to have a separate </text:span><text:span text:style-name="T32">this</text:span><text:span text:style-name="T128">, but </text:span><text:span text:style-name="T19">rather</text:span><text:span text:style-name="T128"> to take it </text:span></text:p>
      <text:p text:style-name="P38"><text:s text:c="7"/><text:span text:style-name="T51">from the outer context</text:span><text:span text:style-name="T128">.</text:span></text:p>
      <text:p text:style-name="P38"><text:s text:c="7"/></text:p>
      <text:p text:style-name="P38"/>
      <text:p text:style-name="P49">38. <text:span text:style-name="T20">Constructor Function</text:span><text:span text:style-name="T129">: Working -They should be executed with ‘</text:span><text:span text:style-name="T52">new</text:span><text:span text:style-name="T129">’</text:span></text:p>
      <text:p text:style-name="P49"><text:tab/><text:tab/><text:tab/><text:tab/><text:tab/><text:tab/> <text:s text:c="7"/><text:span text:style-name="T129">operator.</text:span></text:p>
      <text:p text:style-name="P49"><text:tab/><text:tab/><text:tab/><text:tab/><text:tab/><text:tab/> <text:s text:c="7"/><text:span text:style-name="T129">They are named with </text:span><text:span text:style-name="T52">capital letter</text:span></text:p>
      <text:p text:style-name="P49"><text:tab/><text:tab/><text:tab/><text:tab/><text:tab/><text:tab/> <text:s text:c="7"/><text:span text:style-name="T129">first.</text:span></text:p>
      <text:p text:style-name="P49"><text:s text:c="4"/><text:tab/><text:tab/><text:tab/><text:tab/> <text:s text:c="5"/></text:p>
      <text:p text:style-name="P49"><text:tab/><text:span text:style-name="T129">Example: function </text:span><text:span text:style-name="T52">U</text:span><text:span text:style-name="T129">ser(name) {</text:span></text:p>
      <text:p text:style-name="P49"><text:tab/><text:tab/><text:tab/><text:span text:style-name="T53">// </text:span><text:span text:style-name="T52">this = { }; ( implicitly)</text:span></text:p>
      <text:p text:style-name="P49"><text:tab/><text:tab/><text:tab/></text:p>
      <text:p text:style-name="P49"><text:tab/><text:tab/><text:tab/><text:span text:style-name="T53">// </text:span><text:span text:style-name="T52">add properties to this</text:span></text:p>
      <text:p text:style-name="P49"><text:tab/><text:tab/><text:tab/><text:span text:style-name="T129">this.name = name;</text:span></text:p>
      <text:p text:style-name="P49"><text:tab/><text:tab/><text:tab/><text:span text:style-name="T129">this.isAdmin = false;</text:span></text:p>
      <text:p text:style-name="P49"/>
      <text:p text:style-name="P49"><text:tab/><text:tab/><text:tab/><text:span text:style-name="T53">// </text:span><text:span text:style-name="T52">return this (implicitly)</text:span></text:p>
      <text:p text:style-name="P49"><text:tab/><text:tab/><text:tab/><text:span text:style-name="T129">}</text:span></text:p>
      <text:p text:style-name="P49"/>
      <text:p text:style-name="P49"><text:tab/><text:span text:style-name="T129">Hence, let user = </text:span><text:span text:style-name="T52">new</text:span><text:span text:style-name="T129"> User(‘Karan’)’ <text:s/></text:span><text:span text:style-name="T52">will give</text:span></text:p>
      <text:p text:style-name="P49"><text:tab/><text:tab/> <text:s text:c="2"/><text:span text:style-name="T129">let user = { name: ‘Karan’, isAdmin: false }</text:span></text:p>
      <text:p text:style-name="P49"/>
      <text:p text:style-name="P49"><text:s text:c="6"/><text:span text:style-name="T54">With new, we all know new object is created</text:span><text:span text:style-name="T130">.</text:span></text:p>
      <text:p text:style-name="P50"><text:s text:c="6"/></text:p>
      <text:p text:style-name="P50"><text:s text:c="6"/><text:span text:style-name="T11">Constructor Mode Test</text:span>: <text:span text:style-name="T66">new.target</text:span></text:p>
      <text:p text:style-name="P50"><text:s text:c="6"/></text:p>
      <text:p text:style-name="P49"><text:s text:c="6"/><text:span text:style-name="T130">Inside a function, we can check whether it was called with new or </text:span></text:p>
      <text:p text:style-name="P49"><text:s text:c="6"/><text:span text:style-name="T130">without it, using new.target property.</text:span></text:p>
      <text:p text:style-name="P49"><text:s text:c="6"/><text:span text:style-name="T54">It is empty for regular calls and equlas the func if called with new</text:span><text:span text:style-name="T130">.</text:span></text:p>
      <text:p text:style-name="P50"><text:soft-page-break/>39. <text:span text:style-name="T11">Return from Constructors</text:span>: Usually, <text:span text:style-name="T111">constructors do not have a return</text:span></text:p>
      <text:p text:style-name="P50"><text:tab/><text:tab/><text:tab/><text:tab/><text:tab/><text:tab/><text:span text:style-name="T66">statement</text:span>. Their task is to write all </text:p>
      <text:p text:style-name="P50"><text:tab/><text:tab/><text:tab/><text:tab/><text:tab/><text:tab/>necessary stuff into this, and automaticaly</text:p>
      <text:p text:style-name="P50"><text:tab/><text:tab/><text:tab/><text:tab/><text:tab/><text:tab/>becomes the result.</text:p>
      <text:p text:style-name="P50"/>
      <text:p text:style-name="P50"><text:tab/>But if there is a return statement, then the rule is simple:</text:p>
      <text:p text:style-name="P50"/>
      <text:p text:style-name="P50">1. If return is called with an object, then the <text:span text:style-name="T33">object is returned</text:span> instead</text:p>
      <text:p text:style-name="P50"><text:s text:c="4"/>of <text:span text:style-name="T33">this</text:span>.</text:p>
      <text:p text:style-name="P50">2. if return is <text:span text:style-name="T66">called with a primitive</text:span>, it’s <text:span text:style-name="T33">ignored</text:span>.</text:p>
      <text:p text:style-name="P50"/>
      <text:p text:style-name="P50">By, the way <text:span text:style-name="T75">we can omit parenthesis</text:span> after new, if it has no arguments.</text:p>
      <text:p text:style-name="P50">i.e <text:span text:style-name="T53">let user = new User() <text:s/></text:span><text:span text:style-name="T33">is same as</text:span><text:span text:style-name="T53"> let user = new User</text:span>.</text:p>
      <text:p text:style-name="P50"/>
      <text:p text:style-name="P50"/>
      <text:p text:style-name="P51">40. Examples of Js providing constructor functions: Date, Set etc</text:p>
      <text:p text:style-name="P51"/>
      <text:p text:style-name="P51">41. <text:span text:style-name="T131">The </text:span><text:span text:style-name="T21">optional chaining ?.</text:span><text:span text:style-name="T131"> Stops the evaluation if the part </text:span><text:span text:style-name="T55">before ?.</text:span></text:p>
      <text:p text:style-name="P51"><text:s text:c="7"/><text:span text:style-name="T131">Is </text:span><text:span text:style-name="T55">undefined</text:span><text:span text:style-name="T131"> or </text:span><text:span text:style-name="T55">null</text:span><text:span text:style-name="T131"> and </text:span><text:span text:style-name="T55">returns that part</text:span><text:span text:style-name="T131">.</text:span></text:p>
      <text:p text:style-name="P51"/>
      <text:p text:style-name="P51"><text:s text:c="6"/><text:span text:style-name="T103">It’s a safe way to access nested object properties, even if an</text:span></text:p>
      <text:p text:style-name="P51"><text:s text:c="6"/><text:span text:style-name="T103">intermediate property doesn’t exist</text:span><text:span text:style-name="T132">.</text:span></text:p>
      <text:p text:style-name="P52"><text:tab/></text:p>
      <text:p text:style-name="P52"><text:s text:c="7"/>The <text:span text:style-name="T66">variable before ?.</text:span> <text:span text:style-name="T11">Must</text:span> be <text:span text:style-name="T53">declaraed</text:span>.</text:p>
      <text:p text:style-name="P52"><text:s text:c="7"/><text:span text:style-name="T11">If not</text:span>, then it will give an <text:span text:style-name="T11">ERROR</text:span>.</text:p>
      <text:p text:style-name="P52"/>
      <text:p text:style-name="P52"><text:s text:c="6"/>The <text:span text:style-name="T11">optional chaining ?.</text:span> Is <text:span text:style-name="T53">not an operator</text:span>, but a <text:span text:style-name="T53">special syntax</text:span></text:p>
      <text:p text:style-name="P52"><text:s text:c="6"/><text:span text:style-name="T53">construc</text:span>t, that also works with functions and separate brackets.</text:p>
      <text:p text:style-name="P52"/>
      <text:p text:style-name="P52"><text:s text:c="6"/><text:span text:style-name="T33">We can use ?. For safe reading and deleting, but not writing</text:span>.</text:p>
      <text:p text:style-name="P52"/>
      <text:p text:style-name="P52"><text:s text:c="5"/>The optional chaning ?. Syntax has three forms:</text:p>
      <text:p text:style-name="P52"/>
      <text:p text:style-name="P52">1. obj<text:span text:style-name="T53">?.</text:span>prop <text:s text:c="8"/>= returns obj.prop if <text:span text:style-name="T11">obj exists</text:span>, otherwise <text:span text:style-name="T11">undefined</text:span>.</text:p>
      <text:p text:style-name="P53">2. obj<text:span text:style-name="T53">?.</text:span>[prop] <text:s text:c="5"/>= returns obj[prop] if <text:span text:style-name="T11">obj exists</text:span>, otherwise <text:span text:style-name="T11">undefined</text:span>.</text:p>
      <text:p text:style-name="P53">3. obj.method<text:span text:style-name="T53">?.</text:span>() = returns obj.method() if obj exists, otherwise <text:span text:style-name="T11">undefined</text:span></text:p>
      <text:p text:style-name="P53"><text:span text:style-name="T11"/></text:p>
      <text:p text:style-name="P53"><text:span text:style-name="T75"/></text:p>
      <text:p text:style-name="P53"><text:span text:style-name="T75"/></text:p>
      <text:p text:style-name="P53"><text:soft-page-break/><text:span text:style-name="T75">NOTE</text:span><text:span text:style-name="T11">: <text:s/></text:span>As we can see, all of them are straightforward and simple to use</text:p>
      <text:p text:style-name="P53"><text:tab/> <text:s text:c="5"/>The <text:span text:style-name="T53">?.</text:span> Checks the <text:span text:style-name="T102">left part for null/undefined </text:span>and allows the </text:p>
      <text:p text:style-name="P53"><text:tab/> <text:s text:c="5"/>evaluation to proceed if it’s not so.</text:p>
      <text:p text:style-name="P53"/>
      <text:p text:style-name="P53"><text:tab/> <text:s text:c="4"/><text:span text:style-name="T53">?.</text:span> <text:span text:style-name="T22">immediately stops</text:span><text:span text:style-name="T133"> (‘short-circuits’) the evaluation if the </text:span><text:span text:style-name="T56">left</text:span></text:p>
      <text:p text:style-name="P53"><text:tab/> <text:s text:c="5"/><text:span text:style-name="T56">part doesn’t exist</text:span><text:span text:style-name="T133">.</text:span></text:p>
      <text:p text:style-name="P53"/>
      <text:p text:style-name="P53"><text:tab/> <text:s text:c="5"/><text:span text:style-name="T133">Also we can use </text:span><text:span text:style-name="T34">?.</text:span><text:span text:style-name="T133"> With </text:span><text:span text:style-name="T67">delete</text:span><text:span text:style-name="T133">:</text:span></text:p>
      <text:p text:style-name="P53"><text:tab/><text:tab/><text:tab/><text:tab/><text:tab/><text:span text:style-name="T22">delete</text:span><text:span text:style-name="T133"> user</text:span><text:span text:style-name="T56">?.</text:span><text:span text:style-name="T133">name</text:span></text:p>
      <text:p text:style-name="P53"/>
      <text:p text:style-name="P54">42. <text:span text:style-name="T134">Symbols </text:span><text:span text:style-name="T23">don’t</text:span><text:span text:style-name="T134"> auto-convert to a </text:span><text:span text:style-name="T35">string</text:span><text:span text:style-name="T134">.</text:span></text:p>
      <text:p text:style-name="P54"/>
      <text:p text:style-name="P54"><text:s text:c="6"/><text:span text:style-name="T134">If we want to use a symbol in an object literal {...}, we </text:span><text:span text:style-name="T23">need</text:span><text:span text:style-name="T134"> </text:span><text:span text:style-name="T35">square</text:span><text:span text:style-name="T134"> </text:span></text:p>
      <text:p text:style-name="P54"><text:s text:c="6"/><text:span text:style-name="T35">brackets</text:span><text:span text:style-name="T134"> around it.</text:span></text:p>
      <text:p text:style-name="P54"><text:tab/></text:p>
      <text:p text:style-name="P54"><text:s text:c="5"/><text:span text:style-name="T73">Example</text:span><text:span text:style-name="T134"> : let id = Symbol(‘id’);</text:span></text:p>
      <text:p text:style-name="P54"><text:tab/><text:tab/> <text:s text:c="3"/><text:span text:style-name="T134">let user = { name: ‘Karan’, </text:span><text:span text:style-name="T57">[</text:span><text:span text:style-name="T134">id</text:span><text:span text:style-name="T57">]</text:span><text:span text:style-name="T135"> </text:span><text:span text:style-name="T134">: 123 };</text:span></text:p>
      <text:p text:style-name="P54"><text:s/></text:p>
      <text:p text:style-name="P54"><text:s text:c="4"/><text:span text:style-name="T134">Symbols are </text:span><text:span text:style-name="T23">skipped</text:span><text:span text:style-name="T134"> by </text:span><text:span text:style-name="T35">for...in loop</text:span><text:span text:style-name="T134">, and </text:span><text:span text:style-name="T35">Object.keys(user)</text:span><text:span text:style-name="T134">.</text:span></text:p>
      <text:p text:style-name="P54"/>
      <text:p text:style-name="P54"><text:s text:c="4"/><text:span text:style-name="T23">BUT</text:span></text:p>
      <text:p text:style-name="P54"><text:span text:style-name="T23"/></text:p>
      <text:p text:style-name="P54"><text:s text:c="4"/><text:span text:style-name="T96">Object.assign </text:span><text:span text:style-name="T104">copies both string and symnol properties</text:span><text:span text:style-name="T134">.</text:span></text:p>
      <text:p text:style-name="P54"/>
      <text:p text:style-name="P56"/>
      <text:p text:style-name="P56">43. <text:span text:style-name="T11">Global Symbols</text:span>: All symbols are different, even if they have the same</text:p>
      <text:p text:style-name="P56"><text:s text:c="2"/><text:tab/><text:tab/><text:tab/><text:tab/>name. But sometimes we want sam-named symbols</text:p>
      <text:p text:style-name="P56"><text:tab/><text:tab/><text:tab/><text:tab/>to be same entities.</text:p>
      <text:p text:style-name="P56"/>
      <text:p text:style-name="P56"><text:s/>To achieve that, there’s exists a <text:span text:style-name="T33">global symbol registry</text:span>. We can create</text:p>
      <text:p text:style-name="P56"><text:s/>symbols in it and access them later, and it guarantees that repeated access</text:p>
      <text:p text:style-name="P56"><text:s/>by the same name return exactly the same symbol.</text:p>
      <text:p text:style-name="P56"/>
      <text:p text:style-name="P56">In order to read( create if absent) a symbol from the registry, use <text:span text:style-name="T33">Symbol.for(key)</text:span>.</text:p>
      <text:p text:style-name="P56"/>
      <text:p text:style-name="P56">That call checks the global registry, and if there’s a symbol described as <text:span text:style-name="T53">key</text:span>, then <text:span text:style-name="T11">returns</text:span> it, <text:span text:style-name="T11">otherwise</text:span> <text:span text:style-name="T53">creates a new symbol Symbol(key)</text:span> and <text:span text:style-name="T11">stores</text:span> it in the <text:span text:style-name="T11">registry</text:span> by the <text:span text:style-name="T11">given key</text:span>.</text:p>
      <text:p text:style-name="P56"><text:soft-page-break/><text:s/><text:span text:style-name="T11">Example</text:span>: let id = <text:span text:style-name="T53">Symbol.for</text:span>(‘id’); <text:s/>// If the symbol didn’t exist, it is </text:p>
      <text:p text:style-name="P56"><text:tab/><text:tab/><text:tab/><text:tab/><text:tab/><text:tab/><text:tab/>created.</text:p>
      <text:p text:style-name="P56"><text:tab/><text:tab/> let idAgain = Symbol.for(‘id’) <text:s text:c="2"/></text:p>
      <text:p text:style-name="P56"/>
      <text:p text:style-name="P54"><text:tab/><text:tab/><text:span text:style-name="T136">alert( id == idAgain ) <text:s text:c="5"/>// </text:span><text:span text:style-name="T58">True</text:span><text:span text:style-name="T136"> </text:span></text:p>
      <text:p text:style-name="P54"/>
      <text:p text:style-name="P54"><text:s/><text:span text:style-name="T94">Symbols inside the registry are called global symbols</text:span><text:span text:style-name="T137">. If we want an app</text:span></text:p>
      <text:p text:style-name="P54"><text:s/><text:span text:style-name="T137">wide symbol, accessible everywhere in the code – that’s what they are for.</text:span></text:p>
      <text:p text:style-name="P54"/>
      <text:p text:style-name="P57"><text:span text:style-name="T11">Symbol.keyFor</text:span> : For gobal symbols, not only <text:span text:style-name="T33">Symbol.for(key)</text:span> <text:span text:style-name="T53">returns</text:span></text:p>
      <text:p text:style-name="P57"><text:tab/><text:tab/><text:tab/> <text:s text:c="2"/><text:span text:style-name="T33">symbol by name</text:span>, but there’s a <text:span text:style-name="T33">reverse call</text:span>.</text:p>
      <text:p text:style-name="P57"><text:tab/><text:tab/><text:tab/> <text:s text:c="2"/><text:span text:style-name="T33">Symbol.keyFor(sym)</text:span>, that does the reverse: <text:span text:style-name="T33">returns a</text:span></text:p>
      <text:p text:style-name="P57"><text:tab/><text:tab/><text:tab/> <text:s text:c="3"/><text:span text:style-name="T33">name by a global symbol</text:span>.</text:p>
      <text:p text:style-name="P57"/>
      <text:p text:style-name="P57"><text:s/>Works only with symbols created with global registry, <text:span text:style-name="T53">for other</text:span> it returns</text:p>
      <text:p text:style-name="P57"><text:s/><text:span text:style-name="T11">undefined</text:span>.</text:p>
      <text:p text:style-name="P54"/>
      <text:p text:style-name="P57"><text:s/>Example: let sym <text:s text:c="2"/>= Symbol.for(‘<text:span text:style-name="T33">name</text:span>’);</text:p>
      <text:p text:style-name="P57"><text:tab/><text:tab/>let sym2 = Symbol.for(‘<text:span text:style-name="T33">id</text:span>’);</text:p>
      <text:p text:style-name="P57"/>
      <text:p text:style-name="P57"><text:tab/><text:tab/>alert( <text:span text:style-name="T33">Symbol.keyFor</text:span>(sym) );<text:tab/><text:tab/>// <text:span text:style-name="T53">name</text:span></text:p>
      <text:p text:style-name="P57"><text:tab/><text:tab/>alert( <text:span text:style-name="T33">Symbol.keyFor</text:span>(sym2) );<text:tab/><text:tab/>// <text:span text:style-name="T53">id</text:span></text:p>
      <text:p text:style-name="P57"/>
      <text:p text:style-name="P57"><text:span text:style-name="T11">System Symbols</text:span>: There’s exist many ‘system’ symbols that Js uses internally, and we can use them to fine-tune various aspects of our</text:p>
      <text:p text:style-name="P57">objects.</text:p>
      <text:p text:style-name="P57"/>
      <text:p text:style-name="P58"><text:span text:style-name="T11">Ex</text:span>: Symbol.hasInstance, Symbol.isConcatSpreadable, Symbol.iterator,</text:p>
      <text:p text:style-name="P58"><text:s text:c="7"/>Symbol.toPrimitive and so on..</text:p>
      <text:p text:style-name="P54"/>
      <text:p text:style-name="P58"><text:span text:style-name="T11">NOTE</text:span>: <text:span text:style-name="T102">Symbol is a </text:span><text:span text:style-name="T97">primitive type</text:span><text:span text:style-name="T102"> for unique identifiers</text:span>.</text:p>
      <text:p text:style-name="P55"><text:s/><text:tab/> <text:s text:c="3"/><text:span text:style-name="T138">Symbol are created with Symbol() call with an optional </text:span></text:p>
      <text:p text:style-name="P55"><text:span text:style-name="T138"><text:tab/> <text:s text:c="3"/>description (name).</text:span></text:p>
      <text:p text:style-name="P54"/>
      <text:p text:style-name="P54"><text:s/><text:span text:style-name="T37">Object.getOwnPropertySymbols(obj)</text:span><text:span text:style-name="T138"> : To get all symbols.</text:span></text:p>
      <text:p text:style-name="P54"><text:s/><text:span text:style-name="T37">Refect.ownKeys(obj)</text:span><text:span text:style-name="T138">: Returns all keys including symbols.</text:span></text:p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5:57:09.547654123</meta:creation-date>
    <dc:date>2020-12-30T15:22:18.562088030</dc:date>
    <meta:editing-duration>PT5H40M3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11" meta:paragraph-count="299" meta:word-count="2322" meta:character-count="14517" meta:non-whitespace-character-count="11220"/>
  </office:meta>
</office:document-meta>
</file>